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5pt" style:font-size-asian="15pt" style:font-size-complex="15pt"/>
    </style:style>
    <style:style style:name="P4" style:family="paragraph">
      <loext:graphic-properties draw:fill="none"/>
      <style:text-properties fo:font-size="9pt" style:font-size-asian="9pt" style:font-size-complex="9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T1" style:family="text">
      <style:text-properties fo:color="#000000" loext:opacity="100%" style:font-name="LiberationSerif1" fo:font-size="12pt" fo:font-weight="normal" style:font-size-asian="12pt" style:font-weight-asian="normal" style:font-name-complex="LiberationSerif1" style:font-size-complex="12pt" style:font-weight-complex="normal"/>
    </style:style>
    <style:style style:name="T2" style:family="text">
      <style:text-properties fo:color="#000000" loext:opacity="100%" style:font-name="LiberationSerif1" fo:font-size="15pt" fo:font-weight="normal" style:font-size-asian="15pt" style:font-weight-asian="normal" style:font-name-complex="LiberationSerif1" style:font-size-complex="15pt" style:font-weight-complex="normal"/>
    </style:style>
    <style:style style:name="T3" style:family="text">
      <style:text-properties fo:color="#000000" loext:opacity="100%" style:font-name="LiberationSerif1" fo:font-size="9pt" fo:font-weight="normal" style:font-size-asian="9pt" style:font-weight-asian="normal" style:font-name-complex="LiberationSerif1" style:font-size-complex="9pt" style:font-weight-complex="normal"/>
    </style:style>
    <style:style style:name="T4" style:family="text">
      <style:text-properties fo:color="#000000" loext:opacity="100%" style:font-name="LiberationSerif1" fo:font-size="14pt" fo:font-weight="normal" style:font-size-asian="14pt" style:font-weight-asian="normal" style:font-name-complex="LiberationSerif1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15.716cm" svg:height="0.471cm" svg:x="2.004cm" svg:y="2.018cm">
          <draw:text-box>
            <text:p text:style-name="P1"><text:span text:style-name="T1">Proyecto II Programacion Facultad de Matematica y Computacion Universidad de la Habana</text:span></text:p>
          </draw:text-box>
        </draw:frame>
        <draw:frame draw:style-name="gr1" draw:text-style-name="P2" draw:layer="layout" svg:width="1.966cm" svg:height="0.471cm" svg:x="2.004cm" svg:y="2.505cm">
          <draw:text-box>
            <text:p text:style-name="P1"><text:span text:style-name="T1">Curso 2022</text:span></text:p>
          </draw:text-box>
        </draw:frame>
        <draw:frame draw:style-name="gr1" draw:text-style-name="P2" draw:layer="layout" svg:width="1.695cm" svg:height="0.471cm" svg:x="2.004cm" svg:y="3.479cm">
          <draw:text-box>
            <text:p text:style-name="P1"><text:span text:style-name="T1">Resumen:</text:span></text:p>
          </draw:text-box>
        </draw:frame>
        <draw:frame draw:style-name="gr1" draw:text-style-name="P2" draw:layer="layout" svg:width="1.996cm" svg:height="0.471cm" svg:x="2.004cm" svg:y="4.452cm">
          <draw:text-box>
            <text:p text:style-name="P1"><text:span text:style-name="T1">Integrantes:</text:span></text:p>
          </draw:text-box>
        </draw:frame>
        <draw:frame draw:style-name="gr1" draw:text-style-name="P2" draw:layer="layout" svg:width="4.451cm" svg:height="0.471cm" svg:x="2.004cm" svg:y="4.939cm">
          <draw:text-box>
            <text:p text:style-name="P1"><text:span text:style-name="T1">Alex Sánchez Saes <text:s text:c="2"/>C212</text:span></text:p>
          </draw:text-box>
        </draw:frame>
        <draw:frame draw:style-name="gr1" draw:text-style-name="P2" draw:layer="layout" svg:width="6.373cm" svg:height="0.471cm" svg:x="2.004cm" svg:y="5.426cm">
          <draw:text-box>
            <text:p text:style-name="P1"><text:span text:style-name="T1">Abdel Fregel Hernández grupo <text:s/>C212</text:span></text:p>
          </draw:text-box>
        </draw:frame>
        <draw:frame draw:style-name="gr1" draw:text-style-name="P2" draw:layer="layout" svg:width="1.437cm" svg:height="0.471cm" svg:x="2.004cm" svg:y="6.887cm">
          <draw:text-box>
            <text:p text:style-name="P1"><text:span text:style-name="T1">Sumario</text:span></text:p>
          </draw:text-box>
        </draw:frame>
        <draw:frame draw:style-name="gr1" draw:text-style-name="P2" draw:layer="layout" svg:width="4.815cm" svg:height="0.471cm" svg:x="2.004cm" svg:y="7.373cm">
          <draw:text-box>
            <text:p text:style-name="P1"><text:span text:style-name="T1">-En que consiste el Proyecto</text:span></text:p>
          </draw:text-box>
        </draw:frame>
        <draw:frame draw:style-name="gr1" draw:text-style-name="P2" draw:layer="layout" svg:width="2.86cm" svg:height="0.471cm" svg:x="2.004cm" svg:y="7.86cm">
          <draw:text-box>
            <text:p text:style-name="P1"><text:span text:style-name="T1">-Cómo Funciona</text:span></text:p>
          </draw:text-box>
        </draw:frame>
        <draw:frame draw:style-name="gr1" draw:text-style-name="P2" draw:layer="layout" svg:width="3.88cm" svg:height="0.471cm" svg:x="2.004cm" svg:y="8.347cm">
          <draw:text-box>
            <text:p text:style-name="P1"><text:span text:style-name="T1">-Abstracciones Hechas</text:span></text:p>
          </draw:text-box>
        </draw:frame>
        <draw:frame draw:style-name="gr1" draw:text-style-name="P2" draw:layer="layout" svg:width="3.986cm" svg:height="0.471cm" svg:x="2.004cm" svg:y="8.834cm">
          <draw:text-box>
            <text:p text:style-name="P1"><text:span text:style-name="T1">-Ingeniería de Software</text:span></text:p>
          </draw:text-box>
        </draw:frame>
        <draw:frame draw:style-name="gr1" draw:text-style-name="P2" draw:layer="layout" svg:width="2.377cm" svg:height="0.471cm" svg:x="2.004cm" svg:y="9.321cm">
          <draw:text-box>
            <text:p text:style-name="P1"><text:span text:style-name="T1">-Parte Grafica</text:span></text:p>
          </draw:text-box>
        </draw:frame>
        <draw:frame draw:style-name="gr1" draw:text-style-name="P2" draw:layer="layout" svg:width="6.399cm" svg:height="0.471cm" svg:x="2.004cm" svg:y="9.808cm">
          <draw:text-box>
            <text:p text:style-name="P1"><text:span text:style-name="T1">-Implementaciones de domino hechas</text:span></text:p>
          </draw:text-box>
        </draw:frame>
        <draw:frame draw:style-name="gr1" draw:text-style-name="P2" draw:layer="layout" svg:width="3.6cm" svg:height="0.471cm" svg:x="2.004cm" svg:y="10.294cm">
          <draw:text-box>
            <text:p text:style-name="P1"><text:span text:style-name="T1">-Ejemplos de Código</text:span></text:p>
          </draw:text-box>
        </draw:frame>
        <draw:frame draw:style-name="gr1" draw:text-style-name="P2" draw:layer="layout" svg:width="2.423cm" svg:height="0.471cm" svg:x="2.004cm" svg:y="10.781cm">
          <draw:text-box>
            <text:p text:style-name="P1"><text:span text:style-name="T1">-Conclusiones</text:span></text:p>
          </draw:text-box>
        </draw:frame>
        <draw:frame draw:style-name="gr2" draw:text-style-name="P3" draw:layer="layout" svg:width="6.009cm" svg:height="0.585cm" svg:x="2.004cm" svg:y="12.733cm">
          <draw:text-box>
            <text:p text:style-name="P1"><text:span text:style-name="T2">En que consiste el Proyecto:</text:span></text:p>
          </draw:text-box>
        </draw:frame>
        <draw:frame draw:style-name="gr1" draw:text-style-name="P2" draw:layer="layout" svg:width="0.422cm" svg:height="0.471cm" svg:x="2.004cm" svg:y="13.24cm">
          <draw:text-box>
            <text:p text:style-name="P1"><text:span text:style-name="T1"><text:s text:c="2"/></text:span></text:p>
          </draw:text-box>
        </draw:frame>
        <draw:frame draw:style-name="gr3" draw:text-style-name="P4" draw:layer="layout" svg:width="14.789cm" svg:height="0.353cm" svg:x="2.215cm" svg:y="13.334cm">
          <draw:text-box>
            <text:p text:style-name="P1"><text:span text:style-name="T3">El objetivo de este proyecto es construir una librería de clases, que permita crear varias implementaciones de juegos</text:span></text:p>
          </draw:text-box>
        </draw:frame>
        <draw:frame draw:style-name="gr3" draw:text-style-name="P4" draw:layer="layout" svg:width="16.724cm" svg:height="0.353cm" svg:x="2.004cm" svg:y="13.698cm">
          <draw:text-box>
            <text:p text:style-name="P1"><text:span text:style-name="T3">de dominó con reglas variadas , así como distintas estrategias para jugadores inteligentes , y así propiciar un entorno donde </text:span><text:span text:style-name="T3">evaluar</text:span></text:p>
          </draw:text-box>
        </draw:frame>
        <draw:frame draw:style-name="gr3" draw:text-style-name="P4" draw:layer="layout" svg:width="1.479cm" svg:height="0.353cm" svg:x="2.004cm" svg:y="14.065cm">
          <draw:text-box>
            <text:p text:style-name="P1"><text:span text:style-name="T3">las mismas.</text:span></text:p>
          </draw:text-box>
        </draw:frame>
        <draw:frame draw:style-name="gr2" draw:text-style-name="P3" draw:layer="layout" svg:width="3.406cm" svg:height="0.585cm" svg:x="2.004cm" svg:y="14.924cm">
          <draw:text-box>
            <text:p text:style-name="P1"><text:span text:style-name="T2">Cómo Funciona</text:span></text:p>
          </draw:text-box>
        </draw:frame>
        <draw:frame draw:style-name="gr3" draw:text-style-name="P4" draw:layer="layout" svg:width="15.941cm" svg:height="0.353cm" svg:x="2.004cm" svg:y="15.525cm">
          <draw:text-box>
            <text:p text:style-name="P1"><text:span text:style-name="T3">Para la creación de este proyecto separamos los elementos que forman un juego de dominó, tales como la condición de ganar</text:span></text:p>
          </draw:text-box>
        </draw:frame>
        <draw:frame draw:style-name="gr3" draw:text-style-name="P4" draw:layer="layout" svg:width="15.83cm" svg:height="0.353cm" svg:x="2.004cm" svg:y="15.888cm">
          <draw:text-box>
            <text:p text:style-name="P1"><text:span text:style-name="T3">una partida , la forma en que se pasan los turnos , las reglas de cuando una ficha se puede jugar , la forma en que se reparten</text:span></text:p>
          </draw:text-box>
        </draw:frame>
        <draw:frame draw:style-name="gr3" draw:text-style-name="P4" draw:layer="layout" svg:width="16.355cm" svg:height="0.353cm" svg:x="2.004cm" svg:y="16.255cm">
          <draw:text-box>
            <text:p text:style-name="P1"><text:span text:style-name="T3">las fichas y el criterio de cómo encajan unas fichas con otras ; para los jugadores, implementamos distintas estrategias de </text:span><text:span text:style-name="T3">juego ,</text:span></text:p>
          </draw:text-box>
        </draw:frame>
        <draw:frame draw:style-name="gr3" draw:text-style-name="P4" draw:layer="layout" svg:width="15.835cm" svg:height="0.353cm" svg:x="2.004cm" svg:y="16.619cm">
          <draw:text-box>
            <text:p text:style-name="P1"><text:span text:style-name="T3">creamos un jugador que selecciona una ficha de manera aleatoria dentro de sus fichas válidas , el jugador botagorda , el cual</text:span></text:p>
          </draw:text-box>
        </draw:frame>
        <draw:frame draw:style-name="gr3" draw:text-style-name="P4" draw:layer="layout" svg:width="17.249cm" svg:height="0.353cm" svg:x="2.004cm" svg:y="16.986cm">
          <draw:text-box>
            <text:p text:style-name="P1"><text:span text:style-name="T3">selecciona la ficha que más valor tenga <text:s/>de entre sus jugadas posibles , y el jugador heurístico,este calcula cuál es la ficha más </text:span><text:span text:style-name="T3">probable</text:span></text:p>
          </draw:text-box>
        </draw:frame>
        <draw:frame draw:style-name="gr3" draw:text-style-name="P4" draw:layer="layout" svg:width="16.8cm" svg:height="0.353cm" svg:x="2.004cm" svg:y="17.349cm">
          <draw:text-box>
            <text:p text:style-name="P1"><text:span text:style-name="T3">que haga pasarse a los demás jugadores .En cuanto a la interacción con el usuario , implementamos una interfaz gráfica , que </text:span><text:span text:style-name="T3">consta</text:span></text:p>
          </draw:text-box>
        </draw:frame>
        <draw:frame draw:style-name="gr3" draw:text-style-name="P4" draw:layer="layout" svg:width="17.338cm" svg:height="0.353cm" svg:x="2.004cm" svg:y="17.716cm">
          <draw:text-box>
            <text:p text:style-name="P1"><text:span text:style-name="T3">con una página web escrita en blazor , esto permite visualizar el juego en tiempo real , para esto hicimos una implementación </text:span><text:span text:style-name="T3">del patrón</text:span></text:p>
          </draw:text-box>
        </draw:frame>
        <draw:frame draw:style-name="gr3" draw:text-style-name="P4" draw:layer="layout" svg:width="17.456cm" svg:height="0.353cm" svg:x="2.004cm" svg:y="18.079cm">
          <draw:text-box>
            <text:p text:style-name="P1"><text:span text:style-name="T3">de diseño Observer , mediante el cual se comunican la parte gráfica y el juego a través de eventos , eventos tales como ; cuándo </text:span><text:span text:style-name="T3">se juega </text:span></text:p>
          </draw:text-box>
        </draw:frame>
        <draw:frame draw:style-name="gr3" draw:text-style-name="P4" draw:layer="layout" svg:width="17.24cm" svg:height="0.353cm" svg:x="2.004cm" svg:y="18.446cm">
          <draw:text-box>
            <text:p text:style-name="P1"><text:span text:style-name="T3">una ficha , cuándo se pasa un turno o cuándo alguien gana , se conectan los componentes del juego con la parte gráfica y esta </text:span><text:span text:style-name="T3">es la que </text:span></text:p>
          </draw:text-box>
        </draw:frame>
        <draw:frame draw:style-name="gr3" draw:text-style-name="P4" draw:layer="layout" svg:width="17.24cm" svg:height="0.353cm" svg:x="2.004cm" svg:y="18.809cm">
          <draw:text-box>
            <text:p text:style-name="P1"><text:span text:style-name="T3">abstrae la lógica de representar el juego en pantalla . Otro patrón que utilizamos para la construcción del proyecto fue el patrón </text:span><text:span text:style-name="T3">Factory</text:span></text:p>
          </draw:text-box>
        </draw:frame>
        <draw:frame draw:style-name="gr3" draw:text-style-name="P4" draw:layer="layout" svg:width="15.949cm" svg:height="0.353cm" svg:x="2.004cm" svg:y="19.176cm">
          <draw:text-box>
            <text:p text:style-name="P1"><text:span text:style-name="T3">mediante el cual a través de distintos parámetros abstrajo la lógica de cómo se construye el juego y se unen los componentes.</text:span></text:p>
          </draw:text-box>
        </draw:frame>
        <draw:frame draw:style-name="gr2" draw:text-style-name="P3" draw:layer="layout" svg:width="4.688cm" svg:height="0.585cm" svg:x="2.004cm" svg:y="20.279cm">
          <draw:text-box>
            <text:p text:style-name="P1"><text:span text:style-name="T2">Abstracciones Hechas</text:span></text:p>
          </draw:text-box>
        </draw:frame>
        <draw:frame draw:style-name="gr3" draw:text-style-name="P4" draw:layer="layout" svg:width="15.619cm" svg:height="0.353cm" svg:x="2.004cm" svg:y="20.88cm">
          <draw:text-box>
            <text:p text:style-name="P1"><text:span text:style-name="T3">Entre las abstracciones que tomamos para descomponer el juego, está el concepto de cara de una ficha,el cual se encapsula</text:span></text:p>
          </draw:text-box>
        </draw:frame>
        <draw:frame draw:style-name="gr3" draw:text-style-name="P4" draw:layer="layout" svg:width="15.953cm" svg:height="0.353cm" svg:x="2.004cm" svg:y="21.244cm">
          <draw:text-box>
            <text:p text:style-name="P1"><text:span text:style-name="T3">en la interfaz IFace , dicha interfaz contiene los métodos comunes que deben tener las caras de una ficha independientemente</text:span></text:p>
          </draw:text-box>
        </draw:frame>
        <draw:frame draw:style-name="gr3" draw:text-style-name="P4" draw:layer="layout" svg:width="16.626cm" svg:height="0.353cm" svg:x="2.004cm" svg:y="21.61cm">
          <draw:text-box>
            <text:p text:style-name="P1"><text:span text:style-name="T3">de su tipo como son;obtener su valor , obtener su representación y compararla para saber si es igual a otra, muy ligado al </text:span><text:span text:style-name="T3">concepto</text:span></text:p>
          </draw:text-box>
        </draw:frame>
        <draw:frame draw:style-name="gr3" draw:text-style-name="P4" draw:layer="layout" svg:width="17.143cm" svg:height="0.353cm" svg:x="2.004cm" svg:y="21.974cm">
          <draw:text-box>
            <text:p text:style-name="P1"><text:span text:style-name="T3">de qué es una cara, está el concepto de una ficha , esta tiene los métodos necesarios para obtener las caras de la ficha y un </text:span><text:span text:style-name="T3">método que </text:span></text:p>
          </draw:text-box>
        </draw:frame>
        <draw:frame draw:style-name="gr3" draw:text-style-name="P4" draw:layer="layout" svg:width="17.371cm" svg:height="0.353cm" svg:x="2.004cm" svg:y="22.341cm">
          <draw:text-box>
            <text:p text:style-name="P1"><text:span text:style-name="T3">calcula su valor ,este está representado con la interfaz IKey . En el concepto de mesa se encapsuló la idea de saber si una ficha </text:span><text:span text:style-name="T3">es válida </text:span></text:p>
          </draw:text-box>
        </draw:frame>
        <draw:frame draw:style-name="gr3" draw:text-style-name="P4" draw:layer="layout" svg:width="17.634cm" svg:height="0.353cm" svg:x="2.004cm" svg:y="22.704cm">
          <draw:text-box>
            <text:p text:style-name="P1"><text:span text:style-name="T3">para jugar , saber que caras actualmente están en juego en la mesa , ver todas las fichas que se han jugado <text:s text:c="2"/>y por supuesto </text:span><text:span text:style-name="T3">jugar una ficha,</text:span></text:p>
          </draw:text-box>
        </draw:frame>
        <draw:frame draw:style-name="gr3" draw:text-style-name="P4" draw:layer="layout" svg:width="17.418cm" svg:height="0.353cm" svg:x="2.004cm" svg:y="23.071cm">
          <draw:text-box>
            <text:p text:style-name="P1"><text:span text:style-name="T3">de todo esto se encargan las clases que implementen la interfaz ITable . Para definir cómo se pasan los turnos entre jugadores </text:span><text:span text:style-name="T3">creamos la</text:span></text:p>
          </draw:text-box>
        </draw:frame>
        <draw:frame draw:style-name="gr3" draw:text-style-name="P4" draw:layer="layout" svg:width="17.6cm" svg:height="0.353cm" svg:x="2.004cm" svg:y="23.434cm">
          <draw:text-box>
            <text:p text:style-name="P1"><text:span text:style-name="T3">interfaz IPlayerSelector <text:s/>la cual implementaran todos los pasadores de turno , esta tiene métodos para obtener el próximo </text:span><text:span text:style-name="T3">jugador a jugar .</text:span></text:p>
          </draw:text-box>
        </draw:frame>
        <draw:frame draw:style-name="gr3" draw:text-style-name="P4" draw:layer="layout" svg:width="17.63cm" svg:height="0.353cm" svg:x="2.004cm" svg:y="23.801cm">
          <draw:text-box>
            <text:p text:style-name="P1"><text:span text:style-name="T3">Para decidir quién gana según el criterio que se escoja , esto se define a través de la interfaz IWinCondition la cual encapsula </text:span><text:span text:style-name="T3">los métodos </text:span></text:p>
          </draw:text-box>
        </draw:frame>
        <draw:frame draw:style-name="gr3" draw:text-style-name="P4" draw:layer="layout" svg:width="16.66cm" svg:height="0.353cm" svg:x="2.004cm" svg:y="24.165cm">
          <draw:text-box>
            <text:p text:style-name="P1"><text:span text:style-name="T3">para saber si alguien ha ganado la partida y para saber cuál es el ganador , todas las implementaciones concretas de estas </text:span><text:span text:style-name="T3">interfaces</text:span></text:p>
          </draw:text-box>
        </draw:frame>
        <draw:frame draw:style-name="gr3" draw:text-style-name="P4" draw:layer="layout" svg:width="17.566cm" svg:height="0.353cm" svg:x="2.004cm" svg:y="24.531cm">
          <draw:text-box>
            <text:p text:style-name="P1"><text:span text:style-name="T3">se unen en la clase Manager que representa un juego funcional , es de alguna manera el armazón del juego, por último la </text:span><text:span text:style-name="T3">Interfaz IScreen </text:span></text:p>
          </draw:text-box>
        </draw:frame>
        <draw:frame draw:style-name="gr3" draw:text-style-name="P4" draw:layer="layout" svg:width="16.724cm" svg:height="0.353cm" svg:x="2.004cm" svg:y="24.895cm">
          <draw:text-box>
            <text:p text:style-name="P1"><text:span text:style-name="T3">engloba la abstracción de un administrador de interfaz gráfica , todas las interfaces anteriormente descritas también </text:span><text:span text:style-name="T3">implementan el</text:span></text:p>
          </draw:text-box>
        </draw:frame>
        <draw:frame draw:style-name="gr3" draw:text-style-name="P4" draw:layer="layout" svg:width="16.656cm" svg:height="0.353cm" svg:x="2.004cm" svg:y="25.262cm">
          <draw:text-box>
            <text:p text:style-name="P1"><text:span text:style-name="T3">observable que es donde se conectan los eventos y la interfaz IScreen implementa la interfaz IObserver por tanto cada </text:span><text:span text:style-name="T3">componente</text:span></text:p>
          </draw:text-box>
        </draw:frame>
      </draw:page>
      <draw:page draw:name="page2" draw:style-name="dp1" draw:master-page-name="master-page3">
        <draw:frame draw:style-name="gr3" draw:text-style-name="P4" draw:layer="layout" svg:width="16.728cm" svg:height="0.353cm" svg:x="2.004cm" svg:y="2.014cm">
          <draw:text-box>
            <text:p text:style-name="P1"><text:span text:style-name="T3">dispara su respectivo evento y la implementación de IScreen que se tenga los recibe y maneja en dependencia d la </text:span><text:span text:style-name="T3">implementación </text:span></text:p>
          </draw:text-box>
        </draw:frame>
        <draw:frame draw:style-name="gr3" draw:text-style-name="P4" draw:layer="layout" svg:width="2.724cm" svg:height="0.353cm" svg:x="2.004cm" svg:y="2.381cm">
          <draw:text-box>
            <text:p text:style-name="P1"><text:span text:style-name="T3">concreta que se haga.</text:span></text:p>
          </draw:text-box>
        </draw:frame>
        <draw:frame draw:style-name="gr2" draw:text-style-name="P3" draw:layer="layout" svg:width="4.887cm" svg:height="0.585cm" svg:x="2.004cm" svg:y="3.12cm">
          <draw:text-box>
            <text:p text:style-name="P1"><text:span text:style-name="T2">Ingeniería de software:</text:span></text:p>
          </draw:text-box>
        </draw:frame>
        <draw:frame draw:style-name="gr3" draw:text-style-name="P4" draw:layer="layout" svg:width="13.595cm" svg:height="0.353cm" svg:x="2.004cm" svg:y="3.718cm">
          <draw:text-box>
            <text:p text:style-name="P1"><text:span text:style-name="T3">Para mantener el código lo más limpio y moldeable posible aplicamos las técnicas estudiadas en clase para</text:span></text:p>
          </draw:text-box>
        </draw:frame>
        <draw:frame draw:style-name="gr3" draw:text-style-name="P4" draw:layer="layout" svg:width="13.591cm" svg:height="0.353cm" svg:x="2.004cm" svg:y="4.084cm">
          <draw:text-box>
            <text:p text:style-name="P1"><text:span text:style-name="T3">este fin como los principios SOLID. Patrones de diseño como el ya mencionado patrón observer y factory.</text:span></text:p>
          </draw:text-box>
        </draw:frame>
        <draw:frame draw:style-name="gr3" draw:text-style-name="P4" draw:layer="layout" svg:width="15.348cm" svg:height="0.353cm" svg:x="2.004cm" svg:y="4.448cm">
          <draw:text-box>
            <text:p text:style-name="P1"><text:span text:style-name="T3">El patrón observer consta de dos partes,el observable,que es el objeto el cual,al cambiar su estado notifica a un Observer</text:span></text:p>
          </draw:text-box>
        </draw:frame>
        <draw:frame draw:style-name="gr3" draw:text-style-name="P4" draw:layer="layout" svg:width="16.741cm" svg:height="0.353cm" svg:x="2.004cm" svg:y="4.815cm">
          <draw:text-box>
            <text:p text:style-name="P1"><text:span text:style-name="T3">que es la otra componente de este patrón , cuando el estado interior de un observable cambia , este notifica a su respectivo </text:span><text:span text:style-name="T3">observer</text:span></text:p>
          </draw:text-box>
        </draw:frame>
        <draw:frame draw:style-name="gr3" draw:text-style-name="P4" draw:layer="layout" svg:width="16.774cm" svg:height="0.353cm" svg:x="2.004cm" svg:y="5.178cm">
          <draw:text-box>
            <text:p text:style-name="P1"><text:span text:style-name="T3">el cual se encargara de manejar dicho evento en correspondencia , un observable tiene los métodos attach el cual recibe un </text:span><text:span text:style-name="T3">observer</text:span></text:p>
          </draw:text-box>
        </draw:frame>
        <draw:frame draw:style-name="gr3" draw:text-style-name="P4" draw:layer="layout" svg:width="16.554cm" svg:height="0.353cm" svg:x="2.004cm" svg:y="5.545cm">
          <draw:text-box>
            <text:p text:style-name="P1"><text:span text:style-name="T3">y se “suscribe” a este , dettach hace todo lo contrario recibe un obsetver y lo desuscribe de este , a través del método notify es </text:span><text:span text:style-name="T3">que</text:span></text:p>
          </draw:text-box>
        </draw:frame>
        <draw:frame draw:style-name="gr3" draw:text-style-name="P4" draw:layer="layout" svg:width="16.512cm" svg:height="0.353cm" svg:x="2.004cm" svg:y="5.908cm">
          <draw:text-box>
            <text:p text:style-name="P1"><text:span text:style-name="T3">el observable le indica al Observer que se cambió un estado llamando a su método Update y pasándole el parámetro que </text:span><text:span text:style-name="T3">requiera.</text:span></text:p>
          </draw:text-box>
        </draw:frame>
        <draw:frame draw:style-name="gr3" draw:text-style-name="P4" draw:layer="layout" svg:width="16.935cm" svg:height="0.353cm" svg:x="2.004cm" svg:y="6.275cm">
          <draw:text-box>
            <text:p text:style-name="P1"><text:span text:style-name="T3">Otro patrón que utilizamos fue el patrón Factory <text:s/>el cual se encarga de abstraer la construcción de un objeto en dependencia de </text:span><text:span text:style-name="T3">unos </text:span></text:p>
          </draw:text-box>
        </draw:frame>
        <draw:frame draw:style-name="gr3" draw:text-style-name="P4" draw:layer="layout" svg:width="16.927cm" svg:height="0.353cm" svg:x="2.004cm" svg:y="6.639cm">
          <draw:text-box>
            <text:p text:style-name="P1"><text:span text:style-name="T3">parámetros específicos , en este caso utilizamos esto para la creación de los componentes según un archivo de texto , la clase </text:span><text:span text:style-name="T3">Builder</text:span></text:p>
          </draw:text-box>
        </draw:frame>
        <draw:frame draw:style-name="gr3" draw:text-style-name="P4" draw:layer="layout" svg:width="17.388cm" svg:height="0.353cm" svg:x="2.004cm" svg:y="7.005cm">
          <draw:text-box>
            <text:p text:style-name="P1"><text:span text:style-name="T3">se encarga de tomar las configuraciones de un juego y crear cada implementación concreta de sus componentes , inicializar un </text:span><text:span text:style-name="T3">Manager </text:span></text:p>
          </draw:text-box>
        </draw:frame>
        <draw:frame draw:style-name="gr3" draw:text-style-name="P4" draw:layer="layout" svg:width="17.549cm" svg:height="0.353cm" svg:x="2.004cm" svg:y="7.369cm">
          <draw:text-box>
            <text:p text:style-name="P1"><text:span text:style-name="T3">con estos y conectar el juego a la parte gráfica , por su parte la clase PlayerBuilder se encarga de dados unos parámetros de </text:span><text:span text:style-name="T3">nombre y tipo</text:span></text:p>
          </draw:text-box>
        </draw:frame>
        <draw:frame draw:style-name="gr3" draw:text-style-name="P4" draw:layer="layout" svg:width="17.299cm" svg:height="0.353cm" svg:x="2.004cm" svg:y="7.736cm">
          <draw:text-box>
            <text:p text:style-name="P1"><text:span text:style-name="T3">construir cada jugador por separado . Utilizando esto creamos un archivo de configuración siguiendo un formato especifico </text:span><text:span text:style-name="T3">mediante el</text:span></text:p>
          </draw:text-box>
        </draw:frame>
        <draw:frame draw:style-name="gr3" draw:text-style-name="P4" draw:layer="layout" svg:width="7.808cm" svg:height="0.353cm" svg:x="2.004cm" svg:y="8.099cm">
          <draw:text-box>
            <text:p text:style-name="P1"><text:span text:style-name="T3">cual se puede reconstruir el juego guardado en otro momento</text:span></text:p>
          </draw:text-box>
        </draw:frame>
        <draw:frame draw:style-name="gr4" draw:text-style-name="P5" draw:layer="layout" svg:width="2.631cm" svg:height="0.547cm" svg:x="2.004cm" svg:y="8.838cm">
          <draw:text-box>
            <text:p text:style-name="P1"><text:span text:style-name="T4">Parte Grafica</text:span></text:p>
          </draw:text-box>
        </draw:frame>
        <draw:frame draw:style-name="gr3" draw:text-style-name="P4" draw:layer="layout" svg:width="17.274cm" svg:height="0.353cm" svg:x="2.004cm" svg:y="9.397cm">
          <draw:text-box>
            <text:p text:style-name="P1"><text:span text:style-name="T3">Para la creación de la parte gráfica utilizamos Blazor,html,css y javascript , a través de un Objeto que implementase IScreen </text:span><text:span text:style-name="T3">recibíamos</text:span></text:p>
          </draw:text-box>
        </draw:frame>
        <draw:frame draw:style-name="gr3" draw:text-style-name="P4" draw:layer="layout" svg:width="17.57cm" svg:height="0.353cm" svg:x="2.004cm" svg:y="9.764cm">
          <draw:text-box>
            <text:p text:style-name="P1"><text:span text:style-name="T3">los cambios internos del estado del juego y los hacíamos reflejar en la pantalla , a través de html dimos estructura a las </text:span><text:span text:style-name="T3">diferentes páginas </text:span></text:p>
          </draw:text-box>
        </draw:frame>
        <draw:frame draw:style-name="gr3" draw:text-style-name="P4" draw:layer="layout" svg:width="15.263cm" svg:height="0.353cm" svg:x="2.004cm" svg:y="10.128cm">
          <draw:text-box>
            <text:p text:style-name="P1"><text:span text:style-name="T3">que componen la interfaz gráfica y marcamos sus estilos con css , javascript fue utilizado para la modificación de DOM</text:span></text:p>
          </draw:text-box>
        </draw:frame>
        <draw:frame draw:style-name="gr2" draw:text-style-name="P3" draw:layer="layout" svg:width="7.842cm" svg:height="0.585cm" svg:x="2.004cm" svg:y="10.867cm">
          <draw:text-box>
            <text:p text:style-name="P1"><text:span text:style-name="T2">Implementaciones de domino hechas</text:span></text:p>
          </draw:text-box>
        </draw:frame>
        <draw:frame draw:style-name="gr3" draw:text-style-name="P4" draw:layer="layout" svg:width="6.047cm" svg:height="0.353cm" svg:x="2.004cm" svg:y="11.468cm">
          <draw:text-box>
            <text:p text:style-name="P1"><text:span text:style-name="T3">Entre las implementaciones que hicimos están :</text:span></text:p>
          </draw:text-box>
        </draw:frame>
        <draw:frame draw:style-name="gr3" draw:text-style-name="P4" draw:layer="layout" svg:width="0.899cm" svg:height="0.353cm" svg:x="2.004cm" svg:y="11.831cm">
          <draw:text-box>
            <text:p text:style-name="P1"><text:span text:style-name="T3">Mesas:</text:span></text:p>
          </draw:text-box>
        </draw:frame>
        <draw:frame draw:style-name="gr3" draw:text-style-name="P4" draw:layer="layout" svg:width="11.33cm" svg:height="0.353cm" svg:x="2.004cm" svg:y="12.198cm">
          <draw:text-box>
            <text:p text:style-name="P1"><text:span text:style-name="T3">mesa normal: la típica mesa de dos salidas que se usa en la mayoría de juegos de domino</text:span></text:p>
          </draw:text-box>
        </draw:frame>
        <draw:frame draw:style-name="gr3" draw:text-style-name="P4" draw:layer="layout" svg:width="8.536cm" svg:height="0.353cm" svg:x="2.004cm" svg:y="12.562cm">
          <draw:text-box>
            <text:p text:style-name="P1"><text:span text:style-name="T3">mesa de cartas: mesa que se utiliza para el juego del Shangai o uno</text:span></text:p>
          </draw:text-box>
        </draw:frame>
        <draw:frame draw:style-name="gr3" draw:text-style-name="P4" draw:layer="layout" svg:width="12.795cm" svg:height="0.353cm" svg:x="2.004cm" svg:y="12.929cm">
          <draw:text-box>
            <text:p text:style-name="P1"><text:span text:style-name="T3">mesa de longana: una mesa que tiene la implementación de las reglas de la longana para jugar fichas</text:span></text:p>
          </draw:text-box>
        </draw:frame>
        <draw:frame draw:style-name="gr3" draw:text-style-name="P4" draw:layer="layout" svg:width="15.551cm" svg:height="0.353cm" svg:x="2.004cm" svg:y="13.292cm">
          <draw:text-box>
            <text:p text:style-name="P1"><text:span text:style-name="T3">mesa múltiplo de 5: en ésta mesa el jugador gana puntos si la suma de las fichas que están en las cabezas es múltiplo de 5.</text:span></text:p>
          </draw:text-box>
        </draw:frame>
        <draw:frame draw:style-name="gr3" draw:text-style-name="P4" draw:layer="layout" svg:width="2.728cm" svg:height="0.353cm" svg:x="2.004cm" svg:y="14.022cm">
          <draw:text-box>
            <text:p text:style-name="P1"><text:span text:style-name="T3">Pasadores de Turnos:</text:span></text:p>
          </draw:text-box>
        </draw:frame>
        <draw:frame draw:style-name="gr3" draw:text-style-name="P4" draw:layer="layout" svg:width="11.517cm" svg:height="0.353cm" svg:x="2.004cm" svg:y="14.389cm">
          <draw:text-box>
            <text:p text:style-name="P1"><text:span text:style-name="T3">Ordenado: pasa los turnos de manera consecutiva siguiendo un orden (uno detras del otro)</text:span></text:p>
          </draw:text-box>
        </draw:frame>
        <draw:frame draw:style-name="gr3" draw:text-style-name="P4" draw:layer="layout" svg:width="5.836cm" svg:height="0.353cm" svg:x="2.004cm" svg:y="14.752cm">
          <draw:text-box>
            <text:p text:style-name="P1"><text:span text:style-name="T3">Aleatorio: pasa los turnos de manera aleatoria</text:span></text:p>
          </draw:text-box>
        </draw:frame>
        <draw:frame draw:style-name="gr3" draw:text-style-name="P4" draw:layer="layout" svg:width="17.054cm" svg:height="0.353cm" svg:x="2.004cm" svg:y="15.119cm">
          <draw:text-box>
            <text:p text:style-name="P1"><text:span text:style-name="T3">Turnos Juego de Cartas: implementa las reglas de pasar turnos del shangai donde si se juega una ficha con valor 2 ,3 o 5 se </text:span><text:span text:style-name="T3">cambia el </text:span></text:p>
          </draw:text-box>
        </draw:frame>
        <draw:frame draw:style-name="gr3" draw:text-style-name="P4" draw:layer="layout" svg:width="2.445cm" svg:height="0.353cm" svg:x="2.004cm" svg:y="15.483cm">
          <draw:text-box>
            <text:p text:style-name="P1"><text:span text:style-name="T3">orden de los turnos</text:span></text:p>
          </draw:text-box>
        </draw:frame>
        <draw:frame draw:style-name="gr3" draw:text-style-name="P4" draw:layer="layout" svg:width="2.855cm" svg:height="0.353cm" svg:x="2.004cm" svg:y="16.213cm">
          <draw:text-box>
            <text:p text:style-name="P1"><text:span text:style-name="T3">Condiciones de ganar:</text:span></text:p>
          </draw:text-box>
        </draw:frame>
        <draw:frame draw:style-name="gr3" draw:text-style-name="P4" draw:layer="layout" svg:width="14.929cm" svg:height="0.353cm" svg:x="2.004cm" svg:y="16.58cm">
          <draw:text-box>
            <text:p text:style-name="P1"><text:span text:style-name="T3">normal: gana el primero en quedarse sin fichas o el que menos puntos tenga cuando no haya mas jugadas disponibles</text:span></text:p>
          </draw:text-box>
        </draw:frame>
        <draw:frame draw:style-name="gr3" draw:text-style-name="P4" draw:layer="layout" svg:width="7.148cm" svg:height="0.353cm" svg:x="2.004cm" svg:y="16.943cm">
          <draw:text-box>
            <text:p text:style-name="P1"><text:span text:style-name="T3">multiplo de 5: gana el jugador que más puntos acumule.</text:span></text:p>
          </draw:text-box>
        </draw:frame>
        <draw:frame draw:style-name="gr3" draw:text-style-name="P4" draw:layer="layout" svg:width="17.105cm" svg:height="0.353cm" svg:x="2.004cm" svg:y="17.31cm">
          <draw:text-box>
            <text:p text:style-name="P1"><text:span text:style-name="T3">Shangai: contiene las reglas de ganar del shangai donde gana el primero en quedarse sin fichas o el que menos fichas tenga </text:span><text:span text:style-name="T3">cuando se </text:span></text:p>
          </draw:text-box>
        </draw:frame>
        <draw:frame draw:style-name="gr3" draw:text-style-name="P4" draw:layer="layout" svg:width="6.454cm" svg:height="0.353cm" svg:x="2.004cm" svg:y="17.673cm">
          <draw:text-box>
            <text:p text:style-name="P1"><text:span text:style-name="T3">acaben las fichas de la banca (las que están afuera)</text:span></text:p>
          </draw:text-box>
        </draw:frame>
        <draw:frame draw:style-name="gr3" draw:text-style-name="P4" draw:layer="layout" svg:width="13.714cm" svg:height="0.353cm" svg:x="2.004cm" svg:y="18.04cm">
          <draw:text-box>
            <text:p text:style-name="P1"><text:span text:style-name="T3">Robaito: gana el primero en quedarse sin fichas o el que menos puntos tenga al quedarse sin fichas la banca</text:span></text:p>
          </draw:text-box>
        </draw:frame>
        <draw:frame draw:style-name="gr3" draw:text-style-name="P4" draw:layer="layout" svg:width="1.949cm" svg:height="0.353cm" svg:x="2.004cm" svg:y="18.771cm">
          <draw:text-box>
            <text:p text:style-name="P1"><text:span text:style-name="T3">Tipos de fichas</text:span></text:p>
          </draw:text-box>
        </draw:frame>
        <draw:frame draw:style-name="gr3" draw:text-style-name="P4" draw:layer="layout" svg:width="17.172cm" svg:height="0.353cm" svg:x="2.004cm" svg:y="19.134cm">
          <draw:text-box>
            <text:p text:style-name="P1"><text:span text:style-name="T3">Numéricas <text:s/>doble nueve y doble 6: fichas cuyas caras son números típicas fichas de domino su valor es la suma de los </text:span><text:span text:style-name="T3">números en sus </text:span></text:p>
          </draw:text-box>
        </draw:frame>
        <draw:frame draw:style-name="gr3" draw:text-style-name="P4" draw:layer="layout" svg:width="0.65cm" svg:height="0.353cm" svg:x="2.004cm" svg:y="19.501cm">
          <draw:text-box>
            <text:p text:style-name="P1"><text:span text:style-name="T3">caras</text:span></text:p>
          </draw:text-box>
        </draw:frame>
        <draw:frame draw:style-name="gr3" draw:text-style-name="P4" draw:layer="layout" svg:width="15.052cm" svg:height="0.353cm" svg:x="2.004cm" svg:y="19.864cm">
          <draw:text-box>
            <text:p text:style-name="P1"><text:span text:style-name="T3">cartas : fichas que contienen una carta se enganchas unas con otras si tiene el mismo número/letra o el mismo símbolo</text:span></text:p>
          </draw:text-box>
        </draw:frame>
        <draw:frame draw:style-name="gr3" draw:text-style-name="P4" draw:layer="layout" svg:width="12.588cm" svg:height="0.353cm" svg:x="2.004cm" svg:y="20.231cm">
          <draw:text-box>
            <text:p text:style-name="P1"><text:span text:style-name="T3">fichas de colores: fichas cuyas caras son colores se enganchan si tiene alguna cara del mismo color</text:span></text:p>
          </draw:text-box>
        </draw:frame>
        <draw:frame draw:style-name="gr3" draw:text-style-name="P4" draw:layer="layout" svg:width="2.521cm" svg:height="0.353cm" svg:x="2.004cm" svg:y="20.961cm">
          <draw:text-box>
            <text:p text:style-name="P1"><text:span text:style-name="T3">Tipos de jugadores:</text:span></text:p>
          </draw:text-box>
        </draw:frame>
        <draw:frame draw:style-name="gr3" draw:text-style-name="P4" draw:layer="layout" svg:width="13.798cm" svg:height="0.353cm" svg:x="2.004cm" svg:y="21.325cm">
          <draw:text-box>
            <text:p text:style-name="P1"><text:span text:style-name="T3">Jugador Aleatorio: selecciona una ficha de entre las fichas jugables de su mano de forma aleatoria y la juega</text:span></text:p>
          </draw:text-box>
        </draw:frame>
        <draw:frame draw:style-name="gr3" draw:text-style-name="P4" draw:layer="layout" svg:width="10.45cm" svg:height="0.353cm" svg:x="2.004cm" svg:y="21.692cm">
          <draw:text-box>
            <text:p text:style-name="P1"><text:span text:style-name="T3">Jugador Botagorda : selecciona la ficha con más valor de entre sus fichas jugables</text:span></text:p>
          </draw:text-box>
        </draw:frame>
        <draw:frame draw:style-name="gr3" draw:text-style-name="P4" draw:layer="layout" svg:width="17.532cm" svg:height="0.353cm" svg:x="2.004cm" svg:y="22.055cm">
          <draw:text-box>
            <text:p text:style-name="P1"><text:span text:style-name="T3">Jugador Euristico : Calcula las caras de fichas que haces al resto de jugadores pasarse de turno y juegas la que mas </text:span><text:span text:style-name="T3">probabilidad tenga de </text:span></text:p>
          </draw:text-box>
        </draw:frame>
        <draw:frame draw:style-name="gr3" draw:text-style-name="P4" draw:layer="layout" svg:width="2.517cm" svg:height="0.353cm" svg:x="2.004cm" svg:y="22.422cm">
          <draw:text-box>
            <text:p text:style-name="P1"><text:span text:style-name="T3">hacer a otro pasarse</text:span></text:p>
          </draw:text-box>
        </draw:frame>
        <draw:frame draw:style-name="gr3" draw:text-style-name="P4" draw:layer="layout" svg:width="3.643cm" svg:height="0.353cm" svg:x="2.004cm" svg:y="23.152cm">
          <draw:text-box>
            <text:p text:style-name="P1"><text:span text:style-name="T3">Decoradores para jugadores:</text:span></text:p>
          </draw:text-box>
        </draw:frame>
        <draw:frame draw:style-name="gr3" draw:text-style-name="P4" draw:layer="layout" svg:width="17.155cm" svg:height="0.353cm" svg:x="2.004cm" svg:y="23.515cm">
          <draw:text-box>
            <text:p text:style-name="P1"><text:span text:style-name="T3">Jugador Robaito: agrega a un jugador de cualquier tipo la posibilidad de robar una carta hasta que pueda jugar o hasta que el </text:span><text:span text:style-name="T3">banco se </text:span></text:p>
          </draw:text-box>
        </draw:frame>
        <draw:frame draw:style-name="gr3" draw:text-style-name="P4" draw:layer="layout" svg:width="3.833cm" svg:height="0.353cm" svg:x="2.004cm" svg:y="23.882cm">
          <draw:text-box>
            <text:p text:style-name="P1"><text:span text:style-name="T3">quede sin cartas en cada turno</text:span></text:p>
          </draw:text-box>
        </draw:frame>
        <draw:frame draw:style-name="gr3" draw:text-style-name="P4" draw:layer="layout" svg:width="17.621cm" svg:height="0.353cm" svg:x="2.004cm" svg:y="24.613cm">
          <draw:text-box>
            <text:p text:style-name="P1"><text:span text:style-name="T3">Jugador Shangai : agrega al jugador las propiedades de un jugador de shangai como robar una ficha en cada turno si no puede </text:span><text:span text:style-name="T3">jugar robar </text:span></text:p>
          </draw:text-box>
        </draw:frame>
        <draw:frame draw:style-name="gr3" draw:text-style-name="P4" draw:layer="layout" svg:width="16.144cm" svg:height="0.353cm" svg:x="2.004cm" svg:y="24.976cm">
          <draw:text-box>
            <text:p text:style-name="P1"><text:span text:style-name="T3">cartas del banco si se juega alguna carta como el 2 o el 3 y jugar continuamente mientras tenga cartas jugables si juega algún 7</text:span></text:p>
          </draw:text-box>
        </draw:frame>
      </draw:page>
      <draw:page draw:name="page3" draw:style-name="dp1" draw:master-page-name="master-page28">
        <draw:frame draw:style-name="gr3" draw:text-style-name="P4" draw:layer="layout" svg:width="2.521cm" svg:height="0.353cm" svg:x="2.004cm" svg:y="2.014cm">
          <draw:text-box>
            <text:p text:style-name="P1"><text:span text:style-name="T3">Juegos pre-creados:</text:span></text:p>
          </draw:text-box>
        </draw:frame>
        <draw:frame draw:style-name="gr3" draw:text-style-name="P4" draw:layer="layout" svg:width="17.608cm" svg:height="0.353cm" svg:x="2.004cm" svg:y="2.381cm">
          <draw:text-box>
            <text:p text:style-name="P1"><text:span text:style-name="T3">Shan</text:span><text:span text:style-name="T3">gai: </text:span><text:span text:style-name="T3">unie</text:span><text:span text:style-name="T3">ndo </text:span><text:span text:style-name="T3">la </text:span><text:span text:style-name="T3">mesa </text:span><text:span text:style-name="T3">de </text:span><text:span text:style-name="T3">carta</text:span><text:span text:style-name="T3">s y </text:span><text:span text:style-name="T3">los </text:span><text:span text:style-name="T3">pasa</text:span><text:span text:style-name="T3">dore</text:span><text:span text:style-name="T3">s de </text:span><text:span text:style-name="T3">turn</text:span><text:span text:style-name="T3">o y </text:span><text:span text:style-name="T3">cond</text:span><text:span text:style-name="T3">ición </text:span><text:span text:style-name="T3">de </text:span><text:span text:style-name="T3">gana</text:span><text:span text:style-name="T3">r del </text:span><text:span text:style-name="T3">shan</text:span><text:span text:style-name="T3">gai </text:span><text:span text:style-name="T3">se </text:span><text:span text:style-name="T3">crea </text:span><text:span text:style-name="T3">este </text:span><text:span text:style-name="T3">jueg</text:span><text:span text:style-name="T3">o </text:span><text:span text:style-name="T3">utiliz</text:span><text:span text:style-name="T3">ando </text:span><text:span text:style-name="T3">las </text:span><text:span text:style-name="T3">caras </text:span><text:span text:style-name="T3">com</text:span><text:span text:style-name="T3">o </text:span></text:p>
          </draw:text-box>
        </draw:frame>
        <draw:frame draw:style-name="gr3" draw:text-style-name="P4" draw:layer="layout" svg:width="1.721cm" svg:height="0.353cm" svg:x="2.004cm" svg:y="2.744cm">
          <draw:text-box>
            <text:p text:style-name="P1"><text:span text:style-name="T3">tipo de fichas</text:span></text:p>
          </draw:text-box>
        </draw:frame>
        <draw:frame draw:style-name="gr3" draw:text-style-name="P4" draw:layer="layout" svg:width="15.979cm" svg:height="0.353cm" svg:x="2.004cm" svg:y="3.474cm">
          <draw:text-box>
            <text:p text:style-name="P1"><text:span text:style-name="T3">Robaito </text:span><text:span text:style-name="T3">utilizando las </text:span><text:span text:style-name="T3">fichas </text:span><text:span text:style-name="T3">numéricas el </text:span><text:span text:style-name="T3">pasador de </text:span><text:span text:style-name="T3">turno </text:span><text:span text:style-name="T3">organizado y la </text:span><text:span text:style-name="T3">condición de </text:span><text:span text:style-name="T3">ganar del </text:span><text:span text:style-name="T3">Robaito se crea </text:span><text:span text:style-name="T3">este juego</text:span></text:p>
          </draw:text-box>
        </draw:frame>
        <draw:frame draw:style-name="gr3" draw:text-style-name="P4" draw:layer="layout" svg:width="17.418cm" svg:height="0.353cm" svg:x="2.004cm" svg:y="4.204cm">
          <draw:text-box>
            <text:p text:style-name="P1"><text:span text:style-name="T3">Juego aleatorio: utilizando las fichas aleatorias la mesa normal , el pasador de turnos aleatorio y cualquier </text:span><text:span text:style-name="T3">condición de ganar se crea un </text:span></text:p>
          </draw:text-box>
        </draw:frame>
        <draw:frame draw:style-name="gr3" draw:text-style-name="P4" draw:layer="layout" svg:width="3.363cm" svg:height="0.353cm" svg:x="2.004cm" svg:y="4.571cm">
          <draw:text-box>
            <text:p text:style-name="P1"><text:span text:style-name="T3">juego completamente loco</text:span></text:p>
          </draw:text-box>
        </draw:frame>
        <draw:frame draw:style-name="gr2" draw:text-style-name="P3" draw:layer="layout" svg:width="2.864cm" svg:height="0.585cm" svg:x="2.004cm" svg:y="5.674cm">
          <draw:text-box>
            <text:p text:style-name="P1"><text:span text:style-name="T2">Conclusiones</text:span></text:p>
          </draw:text-box>
        </draw:frame>
        <draw:frame draw:style-name="gr3" draw:text-style-name="P4" draw:layer="layout" svg:width="17.147cm" svg:height="0.353cm" svg:x="2.004cm" svg:y="6.275cm">
          <draw:text-box>
            <text:p text:style-name="P1"><text:span text:style-name="T3">Trabajando en este proyecto aprendimos de los </text:span><text:span text:style-name="T3">patrones de la programación orientada a objetos , cómo </text:span><text:span text:style-name="T3">hacer código fácil de mantener</text:span></text:p>
          </draw:text-box>
        </draw:frame>
        <draw:frame draw:style-name="gr3" draw:text-style-name="P4" draw:layer="layout" svg:width="16.923cm" svg:height="0.353cm" svg:x="2.004cm" svg:y="6.639cm">
          <draw:text-box>
            <text:p text:style-name="P1"><text:span text:style-name="T3">y robusto a cambios , la forma correcta de abstraer y separar las distintas implementaciones de los componentes de </text:span><text:span text:style-name="T3">un problema que </text:span></text:p>
          </draw:text-box>
        </draw:frame>
        <draw:frame draw:style-name="gr3" draw:text-style-name="P4" draw:layer="layout" svg:width="16.372cm" svg:height="0.353cm" svg:x="2.004cm" svg:y="7.005cm">
          <draw:text-box>
            <text:p text:style-name="P1"><text:span text:style-name="T3">queramos modelar a </text:span><text:span text:style-name="T3">través de datos y </text:span><text:span text:style-name="T3">como unir distintas </text:span><text:span text:style-name="T3">tecnologías como </text:span><text:span text:style-name="T3">fueron las </text:span><text:span text:style-name="T3">aplicaciones de </text:span><text:span text:style-name="T3">consola y frameworks </text:span><text:span text:style-name="T3">de </text:span></text:p>
          </draw:text-box>
        </draw:frame>
        <draw:frame draw:style-name="gr3" draw:text-style-name="P4" draw:layer="layout" svg:width="13.739cm" svg:height="0.353cm" svg:x="2.004cm" svg:y="7.369cm">
          <draw:text-box>
            <text:p text:style-name="P1"><text:span text:style-name="T3">programación web como blazor , html css </text:span><text:span text:style-name="T3">javascript que fueron muy útiles en la creación </text:span><text:span text:style-name="T3">de la parte grafica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Serif" svg:font-family="LiberationSerif" style:font-pitch="variable"/>
    <style:font-face style:name="LiberationSerif1" svg:font-family="LiberationSerif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2cm" fo:margin-right="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8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print-date>2022-07-19T16:57:13.068048955</meta:print-date>
    <dc:date>2022-07-19T16:57:24.105083189</dc:date>
    <meta:editing-duration>PT54S</meta:editing-duration>
    <meta:editing-cycles>1</meta:editing-cycles>
    <meta:document-statistic meta:object-count="110"/>
    <meta:generator>LibreOffice/7.3.1.3$Linux_X86_64 LibreOffice_project/30$Build-3</meta:generator>
  </office:meta>
</office:document-meta>
</file>